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fd7" officeooo:paragraph-rsid="0010efd7"/>
    </style:style>
    <style:style style:name="P2" style:family="paragraph" style:parent-style-name="Standard">
      <style:text-properties officeooo:rsid="00172549" officeooo:paragraph-rsid="00172549"/>
    </style:style>
    <style:style style:name="P3" style:family="paragraph" style:parent-style-name="Standard">
      <style:text-properties officeooo:paragraph-rsid="00186802"/>
    </style:style>
    <style:style style:name="P4" style:family="paragraph" style:parent-style-name="Text_20_body">
      <style:text-properties officeooo:rsid="000fff72" officeooo:paragraph-rsid="000fff72"/>
    </style:style>
    <style:style style:name="P5" style:family="paragraph" style:parent-style-name="Text_20_body">
      <style:text-properties officeooo:rsid="0010efd7" officeooo:paragraph-rsid="0010efd7"/>
    </style:style>
    <style:style style:name="P6" style:family="paragraph" style:parent-style-name="Text_20_body">
      <style:text-properties officeooo:rsid="0010efd7" officeooo:paragraph-rsid="0011a2d9"/>
    </style:style>
    <style:style style:name="P7" style:family="paragraph" style:parent-style-name="Text_20_body">
      <style:text-properties fo:font-weight="bold" officeooo:rsid="00164050" officeooo:paragraph-rsid="00164050" style:font-weight-asian="bold" style:font-weight-complex="bold"/>
    </style:style>
    <style:style style:name="P8" style:family="paragraph" style:parent-style-name="Text_20_body">
      <style:text-properties officeooo:paragraph-rsid="0011a2d9"/>
    </style:style>
    <style:style style:name="P9" style:family="paragraph" style:parent-style-name="Text_20_body">
      <style:text-properties officeooo:rsid="0014634f" officeooo:paragraph-rsid="0014634f"/>
    </style:style>
    <style:style style:name="P10" style:family="paragraph" style:parent-style-name="Text_20_body">
      <style:text-properties officeooo:rsid="0015ecd0" officeooo:paragraph-rsid="0015ecd0"/>
    </style:style>
    <style:style style:name="P11" style:family="paragraph" style:parent-style-name="Text_20_body">
      <style:text-properties fo:font-size="14pt" fo:font-weight="bold" officeooo:rsid="0015ecd0" officeooo:paragraph-rsid="0015ecd0" style:font-weight-asian="bold" style:font-weight-complex="bold"/>
    </style:style>
    <style:style style:name="P12" style:family="paragraph" style:parent-style-name="Text_20_body">
      <style:text-properties officeooo:rsid="00164050" officeooo:paragraph-rsid="00164050"/>
    </style:style>
    <style:style style:name="P13" style:family="paragraph" style:parent-style-name="Text_20_body">
      <style:text-properties officeooo:rsid="0018ea1c" officeooo:paragraph-rsid="0018ea1c"/>
    </style:style>
    <style:style style:name="P14" style:family="paragraph" style:parent-style-name="Preformatted_20_Text">
      <style:text-properties officeooo:rsid="00164050" officeooo:paragraph-rsid="00164050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86802"/>
    </style:style>
    <style:style style:name="T2" style:family="text">
      <style:text-properties fo:font-weight="bold" officeooo:rsid="0011a2d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lugin com controle de acesso para CakePHP 3</text:h>
      <text:p text:style-name="P2">Tutorial detalhado em:</text:p>
      <text:p text:style-name="P2"><text:a xlink:type="simple" xlink:href="http://ribafs.org/portal/cakephp/plugins/cake-control/introducao" text:style-name="Internet_20_link" text:visited-style-name="Visited_20_Internet_20_Link">http://ribafs.org/portal/cakephp/plugins/cake-control/introducao</text:a> </text:p>
      <text:p text:style-name="Standard"/>
      <text:p text:style-name="P3"><text:span text:style-name="T1">Plugin para download no </text:span>Github</text:p>
      <text:p text:style-name="P3"><text:a xlink:type="simple" xlink:href="https://github.com/ribafs/cake-control" text:style-name="Internet_20_link" text:visited-style-name="Visited_20_Internet_20_Link">https://github.com/ribafs/cake-control</text:a></text:p>
      <text:p text:style-name="Standard"/>
      <text:p text:style-name="Text_20_body"><text:span text:style-name="Strong_20_Emphasis">Crie um novo aplicativo com o cakephp 3 usando o composer:</text:span></text:p>
      <text:p text:style-name="P15">composer create-project --prefer-dist cakephp/app control1</text:p>
      <text:p text:style-name="Text_20_body"><text:span text:style-name="Strong_20_Emphasis">Para instalar a versão </text:span><text:span text:style-name="Strong_20_Emphasis"><text:span text:style-name="Emphasis">estável</text:span></text:span><text:span text:style-name="Strong_20_Emphasis"> do plugin cake-control, execute:</text:span></text:p>
      <text:p text:style-name="Preformatted_20_Text">cd control1</text:p>
      <text:p text:style-name="P15">composer require ribafs/cake-control</text:p>
      <text:p text:style-name="Text_20_body"><text:span text:style-name="Strong_20_Emphasis">Habilitar o plugin</text:span></text:p>
      <text:p text:style-name="P4">cd control1</text:p>
      <text:p text:style-name="P15">bin/cake plugin load CakeControl --bootstrap</text:p>
      <text:h text:style-name="Heading_20_3" text:outline-level="3">Criar banco e configurar.</text:h>
      <text:p text:style-name="P1">Assim como as rotas</text:p>
      <text:p text:style-name="P1"/>
      <text:p text:style-name="P5"><text:span text:style-name="Strong_20_Emphasis">1) Datas no formato usado no Brasil e bake gerando Users já com login e logout</text:span></text:p>
      <text:p text:style-name="Text_20_body">Faça o download do plugin em<text:line-break/><text:a xlink:type="simple" xlink:href="https://github.com/ribafs/cake-control" text:style-name="Internet_20_link" text:visited-style-name="Visited_20_Internet_20_Link">https://github.com/ribafs/cake-control </text:a></text:p>
      <text:p text:style-name="Text_20_body">Descompacte e acesse a pasta docs. Então faça as seguintes cópias:<text:line-break/><text:line-break/>bootstrap-pt_BR.php para a control1/config/bootstrap.php<text:line-break/>bootstrap_cli.php para a control1/config<text:line-break/>AppController2.php para control1/src/Controller/AppControler.php<text:line-break/>ControlComponent.php para control1/src/Controller/Component</text:p>
      <text:p text:style-name="P8"><text:span text:style-name="T2"><text:line-break/>2) Gerar os CRUDs</text:span></text:p>
      <text:p text:style-name="P9">Edite o src/AppController.php e altere a variável $layout para 'bootstrap.</text:p>
      <text:p text:style-name="P6">cd control1<text:line-break/><text:line-break/>bin/cake bake all groups --theme CakeControl --force<text:line-break/>bin/cake bake all users --theme CakeControl --force<text:line-break/>bin/cake bake all permissions --theme CakeControl --force<text:line-break/>bin/cake bake all customers --theme CakeControl --force<text:line-break/>bin/cake bake all products --theme CakeControl --force<text:line-break/>bin/cake bake all product_items --theme CakeControl --force<text:line-break/></text:p>
      <text:p text:style-name="P6"><text:soft-page-break/><text:span text:style-name="Strong_20_Emphasis">Acesse o aplicativo pela web</text:span></text:p>
      <text:p text:style-name="Text_20_body">Já existem 4 usuários cadastrados como abaixo.<text:line-break/><text:line-break/><text:span text:style-name="Strong_20_Emphasis">Grupo <text:s text:c="7"/>Usuário <text:s text:c="7"/>Senha</text:span><text:line-break/><text:line-break/>Supers <text:s text:c="7"/>user <text:s text:c="7"/>super<text:line-break/>Admins <text:s text:c="7"/>admin <text:s text:c="7"/>admin<text:line-break/>Managers <text:s text:c="3"/>manager <text:s text:c="7"/>manager<text:line-break/>Users <text:s text:c="7"/>user <text:s text:c="7"/>user</text:p>
      <text:p text:style-name="P6"/>
      <text:p text:style-name="P11">Internacionalização</text:p>
      <text:p text:style-name="P10"><text:span text:style-name="Strong_20_Emphasis">Criar a pasta Locale em seu src e dentro dela a pasta pt_BR, assim:</text:span><text:line-break/>control1/src/Locale/pt_BR<text:line-break/><text:line-break/><text:span text:style-name="Strong_20_Emphasis">Configurar o locale default:</text:span><text:line-break/>config/bootstrap.php<text:line-break/><text:line-break/>Alterar a linha 150 (comente e crie a linha abaixo):<text:line-break/>//ini_set('intl.default_locale', Configure::read('App.defaultLocale'));<text:line-break/><text:line-break/>Crie esta:<text:line-break/>ini_set('intl.default_locale', 'pt_BR');<text:line-break/><text:line-break/><text:span text:style-name="Strong_20_Emphasis">Copiar o arquivo do plugin</text:span><text:line-break/>vendor/cakephp/localized/src/Locale/pt/cake.po<text:line-break/><text:line-break/>Para<text:line-break/>src/Locale/pt_BR/default.po</text:p>
      <text:p text:style-name="P10"/>
      <text:p text:style-name="P7">Limpar cache do banco</text:p>
      <text:p text:style-name="P14">bin/cake orm_cache clear</text:p>
      <text:p text:style-name="P12"/>
      <text:p text:style-name="P13">Caso seja necessário limpe o cache do navegador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0-05T11:46:32.705399651</meta:creation-date>
    <dc:date>2016-10-05T11:58:43.159252403</dc:date>
    <dc:creator>Ribamar FS</dc:creator>
    <meta:editing-duration>PT12M6S</meta:editing-duration>
    <meta:editing-cycles>11</meta:editing-cycles>
    <meta:generator>LibreOffice/5.0.3.2$Linux_X86_64 LibreOffice_project/00m0$Build-2</meta:generator>
    <meta:document-statistic meta:table-count="0" meta:image-count="0" meta:object-count="0" meta:page-count="2" meta:paragraph-count="28" meta:word-count="273" meta:character-count="2201" meta:non-whitespace-character-count="1891"/>
  </office:meta>
</office:document-meta>
</file>